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728in"/>
    </style:style>
    <style:style style:name="co4" style:family="table-column">
      <style:table-column-properties fo:break-before="auto" style:column-width="1.215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1.1835in"/>
    </style:style>
    <style:style style:name="co7" style:family="table-column">
      <style:table-column-properties fo:break-before="auto" style:column-width="1.170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fr" fo:country="BE" fo:font-style="normal" fo:text-shadow="none" style:text-underline-style="none" fo:font-weight="normal" style:text-und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Réémis</text:p>
          </table:table-cell>
          <table:table-cell office:value-type="string">
            <text:p>Util buffers</text:p>
          </table:table-cell>
          <table:table-cell office:value-type="string">
            <text:p>Perdus buff pleins</text:p>
          </table:table-cell>
          <table:table-cell office:value-type="string">
            <text:p>Tps em/rec</text:p>
          </table:table-cell>
          <table:table-cell office:value-type="string">
            <text:p>Timeouts courts</text:p>
          </table:table-cell>
          <table:table-cell table:number-columns-repeated="2" office:value-type="string">
            <text:p>Max réemission</text:p>
          </table:table-cell>
          <table:table-cell table:number-columns-repeated="2"/>
        </table:table-row>
        <table:table-row table:style-name="ro1">
          <table:table-cell table:number-columns-repeated="4" office:value-type="percentage" office:value="0">
            <text:p>0.00%</text:p>
          </table:table-cell>
          <table:table-cell table:number-columns-repeated="4" office:value-type="float" office:value="0">
            <text:p>0</text:p>
          </table:table-cell>
          <table:table-cell/>
          <table:table-cell>
            <draw:frame table:end-cell-address="Feuille1.O22" table:end-x="0.374in" table:end-y="0.0961in" draw:z-index="0" draw:style-name="gr1" svg:width="5.4547in" svg:height="3.5106in" svg:x="0.3433in" svg:y="0.128in">
              <draw:object draw:notify-on-update-of-ranges="Feuille1.G3:Feuille1.G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percentage" office:value="0.01">
            <text:p>1.00%</text:p>
          </table:table-cell>
          <table:table-cell office:value-type="percentage" office:value="0.0984">
            <text:p>9.84%</text:p>
          </table:table-cell>
          <table:table-cell office:value-type="percentage" office:value="0.03">
            <text:p>3.00%</text:p>
          </table:table-cell>
          <table:table-cell office:value-type="percentage" office:value="0.0238">
            <text:p>2.38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02">
            <text:p>2.00%</text:p>
          </table:table-cell>
          <table:table-cell office:value-type="percentage" office:value="0.1151">
            <text:p>11.51%</text:p>
          </table:table-cell>
          <table:table-cell office:value-type="percentage" office:value="0.0351">
            <text:p>3.51%</text:p>
          </table:table-cell>
          <table:table-cell office:value-type="percentage" office:value="0.025">
            <text:p>2.50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03">
            <text:p>3.00%</text:p>
          </table:table-cell>
          <table:table-cell office:value-type="percentage" office:value="0.1267">
            <text:p>12.67%</text:p>
          </table:table-cell>
          <table:table-cell office:value-type="percentage" office:value="0.0363">
            <text:p>3.63%</text:p>
          </table:table-cell>
          <table:table-cell office:value-type="percentage" office:value="0.0261">
            <text:p>2.6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4">
            <text:p>4.00%</text:p>
          </table:table-cell>
          <table:table-cell office:value-type="percentage" office:value="0.1391">
            <text:p>13.91%</text:p>
          </table:table-cell>
          <table:table-cell office:value-type="percentage" office:value="0.0372">
            <text:p>3.72%</text:p>
          </table:table-cell>
          <table:table-cell office:value-type="percentage" office:value="0.0274">
            <text:p>2.7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5">
            <text:p>5.00%</text:p>
          </table:table-cell>
          <table:table-cell office:value-type="percentage" office:value="0.1393">
            <text:p>13.93%</text:p>
          </table:table-cell>
          <table:table-cell office:value-type="percentage" office:value="0.0371">
            <text:p>3.71%</text:p>
          </table:table-cell>
          <table:table-cell office:value-type="percentage" office:value="0.0278">
            <text:p>2.7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6">
            <text:p>6.00%</text:p>
          </table:table-cell>
          <table:table-cell office:value-type="percentage" office:value="0.1415">
            <text:p>14.15%</text:p>
          </table:table-cell>
          <table:table-cell office:value-type="percentage" office:value="0.0367">
            <text:p>3.67%</text:p>
          </table:table-cell>
          <table:table-cell office:value-type="percentage" office:value="0.0282">
            <text:p>2.8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7">
            <text:p>7.00%</text:p>
          </table:table-cell>
          <table:table-cell office:value-type="percentage" office:value="0.1477">
            <text:p>14.77%</text:p>
          </table:table-cell>
          <table:table-cell office:value-type="percentage" office:value="0.037">
            <text:p>3.70%</text:p>
          </table:table-cell>
          <table:table-cell office:value-type="percentage" office:value="0.0289">
            <text:p>2.89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8">
            <text:p>8.00%</text:p>
          </table:table-cell>
          <table:table-cell office:value-type="percentage" office:value="0.1443">
            <text:p>14.43%</text:p>
          </table:table-cell>
          <table:table-cell office:value-type="percentage" office:value="0.0369">
            <text:p>3.69%</text:p>
          </table:table-cell>
          <table:table-cell office:value-type="percentage" office:value="0.0282">
            <text:p>2.82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09">
            <text:p>9.00%</text:p>
          </table:table-cell>
          <table:table-cell office:value-type="percentage" office:value="0.1435">
            <text:p>14.35%</text:p>
          </table:table-cell>
          <table:table-cell office:value-type="percentage" office:value="0.0375">
            <text:p>3.75%</text:p>
          </table:table-cell>
          <table:table-cell office:value-type="percentage" office:value="0.0282">
            <text:p>2.82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1">
            <text:p>10.00%</text:p>
          </table:table-cell>
          <table:table-cell office:value-type="percentage" office:value="0.1465">
            <text:p>14.65%</text:p>
          </table:table-cell>
          <table:table-cell office:value-type="percentage" office:value="0.038">
            <text:p>3.80%</text:p>
          </table:table-cell>
          <table:table-cell office:value-type="percentage" office:value="0.0288">
            <text:p>2.88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11">
            <text:p>11.00%</text:p>
          </table:table-cell>
          <table:table-cell office:value-type="percentage" office:value="0.149">
            <text:p>14.90%</text:p>
          </table:table-cell>
          <table:table-cell office:value-type="percentage" office:value="0.0382">
            <text:p>3.82%</text:p>
          </table:table-cell>
          <table:table-cell office:value-type="percentage" office:value="0.029">
            <text:p>2.9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2">
            <text:p>12.00%</text:p>
          </table:table-cell>
          <table:table-cell office:value-type="percentage" office:value="0.1519">
            <text:p>15.19%</text:p>
          </table:table-cell>
          <table:table-cell office:value-type="percentage" office:value="0.0387">
            <text:p>3.87%</text:p>
          </table:table-cell>
          <table:table-cell office:value-type="percentage" office:value="0.0298">
            <text:p>2.98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3">
            <text:p>13.00%</text:p>
          </table:table-cell>
          <table:table-cell office:value-type="percentage" office:value="0.1558">
            <text:p>15.58%</text:p>
          </table:table-cell>
          <table:table-cell office:value-type="percentage" office:value="0.0395">
            <text:p>3.95%</text:p>
          </table:table-cell>
          <table:table-cell office:value-type="percentage" office:value="0.0301">
            <text:p>3.01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4">
            <text:p>14.00%</text:p>
          </table:table-cell>
          <table:table-cell office:value-type="percentage" office:value="0.1564">
            <text:p>15.64%</text:p>
          </table:table-cell>
          <table:table-cell office:value-type="percentage" office:value="0.0395">
            <text:p>3.95%</text:p>
          </table:table-cell>
          <table:table-cell office:value-type="percentage" office:value="0.03">
            <text:p>3.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5">
            <text:p>15.00%</text:p>
          </table:table-cell>
          <table:table-cell office:value-type="percentage" office:value="0.1555">
            <text:p>15.55%</text:p>
          </table:table-cell>
          <table:table-cell office:value-type="percentage" office:value="0.0397">
            <text:p>3.97%</text:p>
          </table:table-cell>
          <table:table-cell office:value-type="percentage" office:value="0.0298">
            <text:p>2.98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6">
            <text:p>16.00%</text:p>
          </table:table-cell>
          <table:table-cell office:value-type="percentage" office:value="0.1556">
            <text:p>15.56%</text:p>
          </table:table-cell>
          <table:table-cell office:value-type="percentage" office:value="0.0397">
            <text:p>3.97%</text:p>
          </table:table-cell>
          <table:table-cell office:value-type="percentage" office:value="0.0298">
            <text:p>2.9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7">
            <text:p>17.00%</text:p>
          </table:table-cell>
          <table:table-cell office:value-type="percentage" office:value="0.156">
            <text:p>15.60%</text:p>
          </table:table-cell>
          <table:table-cell office:value-type="percentage" office:value="0.0397">
            <text:p>3.97%</text:p>
          </table:table-cell>
          <table:table-cell office:value-type="percentage" office:value="0.0301">
            <text:p>3.0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8">
            <text:p>18.00%</text:p>
          </table:table-cell>
          <table:table-cell office:value-type="percentage" office:value="0.1604">
            <text:p>16.04%</text:p>
          </table:table-cell>
          <table:table-cell office:value-type="percentage" office:value="0.04">
            <text:p>4.00%</text:p>
          </table:table-cell>
          <table:table-cell office:value-type="percentage" office:value="0.0307">
            <text:p>3.0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19">
            <text:p>19.00%</text:p>
          </table:table-cell>
          <table:table-cell office:value-type="percentage" office:value="0.1617">
            <text:p>16.17%</text:p>
          </table:table-cell>
          <table:table-cell office:value-type="percentage" office:value="0.04">
            <text:p>4.00%</text:p>
          </table:table-cell>
          <table:table-cell office:value-type="percentage" office:value="0.0309">
            <text:p>3.0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2">
            <text:p>20.00%</text:p>
          </table:table-cell>
          <table:table-cell office:value-type="percentage" office:value="0.1639">
            <text:p>16.39%</text:p>
          </table:table-cell>
          <table:table-cell office:value-type="percentage" office:value="0.0403">
            <text:p>4.03%</text:p>
          </table:table-cell>
          <table:table-cell office:value-type="percentage" office:value="0.0314">
            <text:p>3.1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21">
            <text:p>21.00%</text:p>
          </table:table-cell>
          <table:table-cell office:value-type="percentage" office:value="0.1652">
            <text:p>16.52%</text:p>
          </table:table-cell>
          <table:table-cell office:value-type="percentage" office:value="0.0404">
            <text:p>4.04%</text:p>
          </table:table-cell>
          <table:table-cell office:value-type="percentage" office:value="0.0313">
            <text:p>3.1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22">
            <text:p>22.00%</text:p>
          </table:table-cell>
          <table:table-cell office:value-type="percentage" office:value="0.1621">
            <text:p>16.21%</text:p>
          </table:table-cell>
          <table:table-cell office:value-type="percentage" office:value="0.0401">
            <text:p>4.01%</text:p>
          </table:table-cell>
          <table:table-cell office:value-type="percentage" office:value="0.0309">
            <text:p>3.0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23">
            <text:p>23.00%</text:p>
          </table:table-cell>
          <table:table-cell office:value-type="percentage" office:value="0.1649">
            <text:p>16.49%</text:p>
          </table:table-cell>
          <table:table-cell office:value-type="percentage" office:value="0.0404">
            <text:p>4.04%</text:p>
          </table:table-cell>
          <table:table-cell office:value-type="percentage" office:value="0.0314">
            <text:p>3.1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4">
            <text:p>24.00%</text:p>
          </table:table-cell>
          <table:table-cell office:value-type="percentage" office:value="0.1662">
            <text:p>16.62%</text:p>
          </table:table-cell>
          <table:table-cell office:value-type="percentage" office:value="0.0405">
            <text:p>4.05%</text:p>
          </table:table-cell>
          <table:table-cell office:value-type="percentage" office:value="0.0315">
            <text:p>3.1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5">
            <text:p>25.00%</text:p>
          </table:table-cell>
          <table:table-cell office:value-type="percentage" office:value="0.1673">
            <text:p>16.73%</text:p>
          </table:table-cell>
          <table:table-cell office:value-type="percentage" office:value="0.0405">
            <text:p>4.05%</text:p>
          </table:table-cell>
          <table:table-cell office:value-type="percentage" office:value="0.0317">
            <text:p>3.1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6">
            <text:p>26.00%</text:p>
          </table:table-cell>
          <table:table-cell office:value-type="percentage" office:value="0.1681">
            <text:p>16.81%</text:p>
          </table:table-cell>
          <table:table-cell office:value-type="percentage" office:value="0.0405">
            <text:p>4.05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7">
            <text:p>27.00%</text:p>
          </table:table-cell>
          <table:table-cell office:value-type="percentage" office:value="0.1684">
            <text:p>16.84%</text:p>
          </table:table-cell>
          <table:table-cell office:value-type="percentage" office:value="0.0406">
            <text:p>4.06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8">
            <text:p>28.00%</text:p>
          </table:table-cell>
          <table:table-cell office:value-type="percentage" office:value="0.1688">
            <text:p>16.88%</text:p>
          </table:table-cell>
          <table:table-cell office:value-type="percentage" office:value="0.0407">
            <text:p>4.07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29">
            <text:p>29.00%</text:p>
          </table:table-cell>
          <table:table-cell office:value-type="percentage" office:value="0.1679">
            <text:p>16.79%</text:p>
          </table:table-cell>
          <table:table-cell office:value-type="percentage" office:value="0.0406">
            <text:p>4.06%</text:p>
          </table:table-cell>
          <table:table-cell office:value-type="percentage" office:value="0.0317">
            <text:p>3.1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">
            <text:p>30.00%</text:p>
          </table:table-cell>
          <table:table-cell office:value-type="percentage" office:value="0.168">
            <text:p>16.80%</text:p>
          </table:table-cell>
          <table:table-cell office:value-type="percentage" office:value="0.0407">
            <text:p>4.07%</text:p>
          </table:table-cell>
          <table:table-cell office:value-type="percentage" office:value="0.0318">
            <text:p>3.1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1">
            <text:p>31.00%</text:p>
          </table:table-cell>
          <table:table-cell office:value-type="percentage" office:value="0.1691">
            <text:p>16.91%</text:p>
          </table:table-cell>
          <table:table-cell office:value-type="percentage" office:value="0.0408">
            <text:p>4.08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2">
            <text:p>32.00%</text:p>
          </table:table-cell>
          <table:table-cell office:value-type="percentage" office:value="0.1688">
            <text:p>16.88%</text:p>
          </table:table-cell>
          <table:table-cell office:value-type="percentage" office:value="0.0408">
            <text:p>4.08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3">
            <text:p>33.00%</text:p>
          </table:table-cell>
          <table:table-cell office:value-type="percentage" office:value="0.1685">
            <text:p>16.85%</text:p>
          </table:table-cell>
          <table:table-cell office:value-type="percentage" office:value="0.0409">
            <text:p>4.09%</text:p>
          </table:table-cell>
          <table:table-cell office:value-type="percentage" office:value="0.0318">
            <text:p>3.1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4">
            <text:p>34.00%</text:p>
          </table:table-cell>
          <table:table-cell office:value-type="percentage" office:value="0.1684">
            <text:p>16.84%</text:p>
          </table:table-cell>
          <table:table-cell office:value-type="percentage" office:value="0.0409">
            <text:p>4.09%</text:p>
          </table:table-cell>
          <table:table-cell office:value-type="percentage" office:value="0.0318">
            <text:p>3.1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5">
            <text:p>35.00%</text:p>
          </table:table-cell>
          <table:table-cell office:value-type="percentage" office:value="0.1687">
            <text:p>16.87%</text:p>
          </table:table-cell>
          <table:table-cell office:value-type="percentage" office:value="0.0409">
            <text:p>4.09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6">
            <text:p>36.00%</text:p>
          </table:table-cell>
          <table:table-cell office:value-type="percentage" office:value="0.1688">
            <text:p>16.88%</text:p>
          </table:table-cell>
          <table:table-cell office:value-type="percentage" office:value="0.0409">
            <text:p>4.09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7">
            <text:p>37.00%</text:p>
          </table:table-cell>
          <table:table-cell office:value-type="percentage" office:value="0.1692">
            <text:p>16.92%</text:p>
          </table:table-cell>
          <table:table-cell office:value-type="percentage" office:value="0.0409">
            <text:p>4.09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style-name="ce2"/>
        </table:table-row>
        <table:table-row table:style-name="ro1">
          <table:table-cell office:value-type="percentage" office:value="0.38">
            <text:p>38.00%</text:p>
          </table:table-cell>
          <table:table-cell office:value-type="percentage" office:value="0.1687">
            <text:p>16.87%</text:p>
          </table:table-cell>
          <table:table-cell office:value-type="percentage" office:value="0.0409">
            <text:p>4.09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39">
            <text:p>39.00%</text:p>
          </table:table-cell>
          <table:table-cell office:value-type="percentage" office:value="0.1678">
            <text:p>16.78%</text:p>
          </table:table-cell>
          <table:table-cell office:value-type="percentage" office:value="0.0408">
            <text:p>4.08%</text:p>
          </table:table-cell>
          <table:table-cell office:value-type="percentage" office:value="0.0317">
            <text:p>3.1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">
            <text:p>40.00%</text:p>
          </table:table-cell>
          <table:table-cell office:value-type="percentage" office:value="0.1673">
            <text:p>16.73%</text:p>
          </table:table-cell>
          <table:table-cell office:value-type="percentage" office:value="0.0408">
            <text:p>4.08%</text:p>
          </table:table-cell>
          <table:table-cell office:value-type="percentage" office:value="0.0316">
            <text:p>3.1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1">
            <text:p>41.00%</text:p>
          </table:table-cell>
          <table:table-cell office:value-type="percentage" office:value="0.1668">
            <text:p>16.68%</text:p>
          </table:table-cell>
          <table:table-cell office:value-type="percentage" office:value="0.0407">
            <text:p>4.07%</text:p>
          </table:table-cell>
          <table:table-cell office:value-type="percentage" office:value="0.0315">
            <text:p>3.1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2">
            <text:p>42.00%</text:p>
          </table:table-cell>
          <table:table-cell office:value-type="percentage" office:value="0.1672">
            <text:p>16.72%</text:p>
          </table:table-cell>
          <table:table-cell office:value-type="percentage" office:value="0.0406">
            <text:p>4.06%</text:p>
          </table:table-cell>
          <table:table-cell office:value-type="percentage" office:value="0.0316">
            <text:p>3.1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3">
            <text:p>43.00%</text:p>
          </table:table-cell>
          <table:table-cell office:value-type="percentage" office:value="0.167">
            <text:p>16.70%</text:p>
          </table:table-cell>
          <table:table-cell office:value-type="percentage" office:value="0.0407">
            <text:p>4.07%</text:p>
          </table:table-cell>
          <table:table-cell office:value-type="percentage" office:value="0.0316">
            <text:p>3.1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4">
            <text:p>44.00%</text:p>
          </table:table-cell>
          <table:table-cell office:value-type="percentage" office:value="0.1695">
            <text:p>16.95%</text:p>
          </table:table-cell>
          <table:table-cell office:value-type="percentage" office:value="0.0409">
            <text:p>4.09%</text:p>
          </table:table-cell>
          <table:table-cell office:value-type="percentage" office:value="0.032">
            <text:p>3.2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5">
            <text:p>45.00%</text:p>
          </table:table-cell>
          <table:table-cell office:value-type="percentage" office:value="0.1709">
            <text:p>17.09%</text:p>
          </table:table-cell>
          <table:table-cell office:value-type="percentage" office:value="0.0409">
            <text:p>4.09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6">
            <text:p>46.00%</text:p>
          </table:table-cell>
          <table:table-cell office:value-type="percentage" office:value="0.1702">
            <text:p>17.02%</text:p>
          </table:table-cell>
          <table:table-cell office:value-type="percentage" office:value="0.0409">
            <text:p>4.09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7">
            <text:p>47.00%</text:p>
          </table:table-cell>
          <table:table-cell office:value-type="percentage" office:value="0.1708">
            <text:p>17.08%</text:p>
          </table:table-cell>
          <table:table-cell office:value-type="percentage" office:value="0.041">
            <text:p>4.10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8">
            <text:p>48.00%</text:p>
          </table:table-cell>
          <table:table-cell office:value-type="percentage" office:value="0.1704">
            <text:p>17.04%</text:p>
          </table:table-cell>
          <table:table-cell office:value-type="percentage" office:value="0.0411">
            <text:p>4.11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49">
            <text:p>49.00%</text:p>
          </table:table-cell>
          <table:table-cell office:value-type="percentage" office:value="0.1711">
            <text:p>17.11%</text:p>
          </table:table-cell>
          <table:table-cell office:value-type="percentage" office:value="0.0411">
            <text:p>4.11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">
            <text:p>50.00%</text:p>
          </table:table-cell>
          <table:table-cell office:value-type="percentage" office:value="0.1713">
            <text:p>17.13%</text:p>
          </table:table-cell>
          <table:table-cell office:value-type="percentage" office:value="0.0412">
            <text:p>4.12%</text:p>
          </table:table-cell>
          <table:table-cell office:value-type="percentage" office:value="0.0323">
            <text:p>3.2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1">
            <text:p>51.00%</text:p>
          </table:table-cell>
          <table:table-cell office:value-type="percentage" office:value="0.172">
            <text:p>17.20%</text:p>
          </table:table-cell>
          <table:table-cell office:value-type="percentage" office:value="0.0413">
            <text:p>4.13%</text:p>
          </table:table-cell>
          <table:table-cell office:value-type="percentage" office:value="0.0324">
            <text:p>3.2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2">
            <text:p>52.00%</text:p>
          </table:table-cell>
          <table:table-cell office:value-type="percentage" office:value="0.173">
            <text:p>17.30%</text:p>
          </table:table-cell>
          <table:table-cell office:value-type="percentage" office:value="0.0414">
            <text:p>4.14%</text:p>
          </table:table-cell>
          <table:table-cell office:value-type="percentage" office:value="0.0325">
            <text:p>3.2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3">
            <text:p>53.00%</text:p>
          </table:table-cell>
          <table:table-cell office:value-type="percentage" office:value="0.1725">
            <text:p>17.25%</text:p>
          </table:table-cell>
          <table:table-cell office:value-type="percentage" office:value="0.0413">
            <text:p>4.13%</text:p>
          </table:table-cell>
          <table:table-cell office:value-type="percentage" office:value="0.0324">
            <text:p>3.2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4">
            <text:p>54.00%</text:p>
          </table:table-cell>
          <table:table-cell office:value-type="percentage" office:value="0.1715">
            <text:p>17.15%</text:p>
          </table:table-cell>
          <table:table-cell office:value-type="percentage" office:value="0.0412">
            <text:p>4.12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5">
            <text:p>55.00%</text:p>
          </table:table-cell>
          <table:table-cell office:value-type="percentage" office:value="0.1711">
            <text:p>17.11%</text:p>
          </table:table-cell>
          <table:table-cell office:value-type="percentage" office:value="0.0412">
            <text:p>4.12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6">
            <text:p>56.00%</text:p>
          </table:table-cell>
          <table:table-cell office:value-type="percentage" office:value="0.1712">
            <text:p>17.12%</text:p>
          </table:table-cell>
          <table:table-cell office:value-type="percentage" office:value="0.0413">
            <text:p>4.13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7">
            <text:p>57.00%</text:p>
          </table:table-cell>
          <table:table-cell office:value-type="percentage" office:value="0.1705">
            <text:p>17.05%</text:p>
          </table:table-cell>
          <table:table-cell office:value-type="percentage" office:value="0.0411">
            <text:p>4.11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8">
            <text:p>58.00%</text:p>
          </table:table-cell>
          <table:table-cell office:value-type="percentage" office:value="0.1704">
            <text:p>17.04%</text:p>
          </table:table-cell>
          <table:table-cell office:value-type="percentage" office:value="0.0411">
            <text:p>4.11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59">
            <text:p>59.00%</text:p>
          </table:table-cell>
          <table:table-cell office:value-type="percentage" office:value="0.1703">
            <text:p>17.03%</text:p>
          </table:table-cell>
          <table:table-cell office:value-type="percentage" office:value="0.0411">
            <text:p>4.11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">
            <text:p>60.00%</text:p>
          </table:table-cell>
          <table:table-cell office:value-type="percentage" office:value="0.1715">
            <text:p>17.15%</text:p>
          </table:table-cell>
          <table:table-cell office:value-type="percentage" office:value="0.0412">
            <text:p>4.12%</text:p>
          </table:table-cell>
          <table:table-cell office:value-type="percentage" office:value="0.0324">
            <text:p>3.2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1">
            <text:p>61.00%</text:p>
          </table:table-cell>
          <table:table-cell office:value-type="percentage" office:value="0.1735">
            <text:p>17.35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2">
            <text:p>62.00%</text:p>
          </table:table-cell>
          <table:table-cell office:value-type="percentage" office:value="0.1751">
            <text:p>17.51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3">
            <text:p>63.00%</text:p>
          </table:table-cell>
          <table:table-cell office:value-type="percentage" office:value="0.1753">
            <text:p>17.53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4">
            <text:p>64.00%</text:p>
          </table:table-cell>
          <table:table-cell office:value-type="percentage" office:value="0.1748">
            <text:p>17.48%</text:p>
          </table:table-cell>
          <table:table-cell office:value-type="percentage" office:value="0.0414">
            <text:p>4.14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5">
            <text:p>65.00%</text:p>
          </table:table-cell>
          <table:table-cell office:value-type="percentage" office:value="0.1752">
            <text:p>17.52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6">
            <text:p>66.00%</text:p>
          </table:table-cell>
          <table:table-cell office:value-type="percentage" office:value="0.1748">
            <text:p>17.48%</text:p>
          </table:table-cell>
          <table:table-cell office:value-type="percentage" office:value="0.0414">
            <text:p>4.14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7">
            <text:p>67.00%</text:p>
          </table:table-cell>
          <table:table-cell office:value-type="percentage" office:value="0.1753">
            <text:p>17.53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8">
            <text:p>68.00%</text:p>
          </table:table-cell>
          <table:table-cell office:value-type="percentage" office:value="0.1755">
            <text:p>17.55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69">
            <text:p>69.00%</text:p>
          </table:table-cell>
          <table:table-cell office:value-type="percentage" office:value="0.1756">
            <text:p>17.56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">
            <text:p>70.00%</text:p>
          </table:table-cell>
          <table:table-cell office:value-type="percentage" office:value="0.1751">
            <text:p>17.51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1">
            <text:p>71.00%</text:p>
          </table:table-cell>
          <table:table-cell office:value-type="percentage" office:value="0.1748">
            <text:p>17.48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2">
            <text:p>72.00%</text:p>
          </table:table-cell>
          <table:table-cell office:value-type="percentage" office:value="0.1749">
            <text:p>17.49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3">
            <text:p>73.00%</text:p>
          </table:table-cell>
          <table:table-cell office:value-type="percentage" office:value="0.175">
            <text:p>17.50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4">
            <text:p>74.00%</text:p>
          </table:table-cell>
          <table:table-cell office:value-type="percentage" office:value="0.1751">
            <text:p>17.51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5">
            <text:p>75.00%</text:p>
          </table:table-cell>
          <table:table-cell office:value-type="percentage" office:value="0.1748">
            <text:p>17.48%</text:p>
          </table:table-cell>
          <table:table-cell office:value-type="percentage" office:value="0.0414">
            <text:p>4.14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6">
            <text:p>76.00%</text:p>
          </table:table-cell>
          <table:table-cell office:value-type="percentage" office:value="0.1747">
            <text:p>17.47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7">
            <text:p>77.00%</text:p>
          </table:table-cell>
          <table:table-cell office:value-type="percentage" office:value="0.1746">
            <text:p>17.46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8">
            <text:p>78.00%</text:p>
          </table:table-cell>
          <table:table-cell office:value-type="percentage" office:value="0.1751">
            <text:p>17.51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79">
            <text:p>79.00%</text:p>
          </table:table-cell>
          <table:table-cell office:value-type="percentage" office:value="0.1747">
            <text:p>17.47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">
            <text:p>80.00%</text:p>
          </table:table-cell>
          <table:table-cell office:value-type="percentage" office:value="0.175">
            <text:p>17.50%</text:p>
          </table:table-cell>
          <table:table-cell office:value-type="percentage" office:value="0.0415">
            <text:p>4.15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1">
            <text:p>81.00%</text:p>
          </table:table-cell>
          <table:table-cell office:value-type="percentage" office:value="0.1749">
            <text:p>17.49%</text:p>
          </table:table-cell>
          <table:table-cell office:value-type="percentage" office:value="0.0415">
            <text:p>4.15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2">
            <text:p>82.00%</text:p>
          </table:table-cell>
          <table:table-cell office:value-type="percentage" office:value="0.1746">
            <text:p>17.46%</text:p>
          </table:table-cell>
          <table:table-cell office:value-type="percentage" office:value="0.0414">
            <text:p>4.14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3">
            <text:p>83.00%</text:p>
          </table:table-cell>
          <table:table-cell office:value-type="percentage" office:value="0.1738">
            <text:p>17.38%</text:p>
          </table:table-cell>
          <table:table-cell office:value-type="percentage" office:value="0.0414">
            <text:p>4.14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4">
            <text:p>84.00%</text:p>
          </table:table-cell>
          <table:table-cell office:value-type="percentage" office:value="0.1736">
            <text:p>17.36%</text:p>
          </table:table-cell>
          <table:table-cell office:value-type="percentage" office:value="0.0413">
            <text:p>4.13%</text:p>
          </table:table-cell>
          <table:table-cell office:value-type="percentage" office:value="0.0326">
            <text:p>3.2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5">
            <text:p>85.00%</text:p>
          </table:table-cell>
          <table:table-cell office:value-type="percentage" office:value="0.1739">
            <text:p>17.39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6">
            <text:p>86.00%</text:p>
          </table:table-cell>
          <table:table-cell office:value-type="percentage" office:value="0.1742">
            <text:p>17.42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7">
            <text:p>87.00%</text:p>
          </table:table-cell>
          <table:table-cell office:value-type="percentage" office:value="0.1743">
            <text:p>17.43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8">
            <text:p>88.00%</text:p>
          </table:table-cell>
          <table:table-cell office:value-type="percentage" office:value="0.1746">
            <text:p>17.46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9">
            <text:p>89.00%</text:p>
          </table:table-cell>
          <table:table-cell office:value-type="percentage" office:value="0.1747">
            <text:p>17.47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">
            <text:p>90.00%</text:p>
          </table:table-cell>
          <table:table-cell office:value-type="percentage" office:value="0.1745">
            <text:p>17.45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1">
            <text:p>91.00%</text:p>
          </table:table-cell>
          <table:table-cell office:value-type="percentage" office:value="0.1746">
            <text:p>17.46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2">
            <text:p>92.00%</text:p>
          </table:table-cell>
          <table:table-cell office:value-type="percentage" office:value="0.175">
            <text:p>17.50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3">
            <text:p>93.00%</text:p>
          </table:table-cell>
          <table:table-cell office:value-type="percentage" office:value="0.1749">
            <text:p>17.49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4">
            <text:p>94.00%</text:p>
          </table:table-cell>
          <table:table-cell office:value-type="percentage" office:value="0.1752">
            <text:p>17.52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5">
            <text:p>95.00%</text:p>
          </table:table-cell>
          <table:table-cell office:value-type="percentage" office:value="0.1754">
            <text:p>17.54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6">
            <text:p>96.00%</text:p>
          </table:table-cell>
          <table:table-cell office:value-type="percentage" office:value="0.1752">
            <text:p>17.52%</text:p>
          </table:table-cell>
          <table:table-cell office:value-type="percentage" office:value="0.0414">
            <text:p>4.14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7">
            <text:p>97.00%</text:p>
          </table:table-cell>
          <table:table-cell office:value-type="percentage" office:value="0.1746">
            <text:p>17.46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8">
            <text:p>98.00%</text:p>
          </table:table-cell>
          <table:table-cell office:value-type="percentage" office:value="0.1744">
            <text:p>17.44%</text:p>
          </table:table-cell>
          <table:table-cell office:value-type="percentage" office:value="0.0413">
            <text:p>4.13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9">
            <text:p>99.00%</text:p>
          </table:table-cell>
          <table:table-cell office:value-type="percentage" office:value="0.1743">
            <text:p>17.43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0.174">
            <text:p>17.40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0.174">
            <text:p>17.40%</text:p>
          </table:table-cell>
          <table:table-cell office:value-type="percentage" office:value="0.0413">
            <text:p>4.13%</text:p>
          </table:table-cell>
          <table:table-cell office:value-type="percentage" office:value="0.0327">
            <text:p>3.2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fr" fo:country="B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B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22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7T22:18:10</dc:date>
    <meta:generator>OpenOffice.org/3.0$Linux OpenOffice.org_project/300m15$Build-9379</meta:generator>
    <meta:editing-duration>PT00H57M25S</meta:editing-duration>
    <meta:editing-cycles>4</meta:editing-cycles>
    <meta:document-statistic meta:table-count="1" meta:cell-count="82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856cm" svg:height="8.918cm" chart:class="chart:line" chart:style-name="ch1">
        <chart:title svg:x="3.356cm" svg:y="0.179cm" chart:style-name="ch2">
          <text:p>Dégradation avec buffers plus petits</text:p>
        </chart:title>
        <chart:legend chart:legend-position="end" svg:x="11.633cm" svg:y="4.177cm" chart:style-name="ch3"/>
        <chart:plot-area chart:style-name="ch4" table:cell-range-address="Feuille1.G3:Feuille1.G103" svg:x="0.353cm" svg:y="0.86cm" svg:width="11.004cm" svg:height="7.725cm">
          <chart:axis chart:dimension="x" chart:name="primary-x" chart:style-name="ch5">
            <chart:title svg:x="5.651cm" svg:y="8.191cm" chart:style-name="ch6">
              <text:p>Temps</text:p>
            </chart:title>
          </chart:axis>
          <chart:axis chart:dimension="y" chart:name="primary-y" chart:style-name="ch5">
            <chart:title svg:x="0.278cm" svg:y="6.487cm" chart:style-name="ch7">
              <text:p>Nombre de réémissions max</text:p>
            </chart:title>
            <chart:grid chart:style-name="ch8" chart:class="major"/>
          </chart:axis>
          <chart:series chart:style-name="ch9" chart:values-cell-range-address="Feuille1.G3:Feuille1.G103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Feuille1.G3:Feuille1.G103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